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3" svg:font-family="Tahoma"/>
    <style:font-face style:name="Tahoma" svg:font-family="Tahoma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text-properties style:font-name="Times New Roman"/>
    </style:style>
    <style:style style:name="P5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style:text-autospace="none"/>
      <style:text-properties style:font-name="Times New Roman"/>
    </style:style>
    <style:style style:name="P7" style:family="paragraph" style:parent-style-name="Standard">
      <style:text-properties style:use-window-font-color="true" style:font-name="Times New Roman" fo:font-size="10pt" fo:language="pt" fo:country="BR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8" style:family="paragraph" style:parent-style-name="Standard">
      <style:text-properties style:use-window-font-color="true" style:font-name="Times New Roman" fo:font-size="10pt" fo:language="pt" fo:country="BR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0pt" style:font-name-asian="Tahoma" style:font-size-asian="10pt" style:font-name-complex="Tahoma" style:font-size-complex="10pt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Tahoma" fo:font-size="10pt" style:font-name-asian="Tahoma" style:font-size-asian="10pt" style:font-name-complex="Tahoma" style:font-size-complex="10pt"/>
    </style:style>
    <style:style style:name="P11" style:family="paragraph" style:parent-style-name="Standard">
      <style:text-properties fo:color="#000000" style:font-name="Tahoma" fo:font-size="10pt" fo:font-weight="bold" style:font-name-asian="Tahoma" style:font-size-asian="10pt" style:font-weight-asian="bold" style:font-name-complex="Tahoma" style:font-size-complex="10pt" style:font-weight-complex="bold"/>
    </style:style>
    <style:style style:name="P12" style:family="paragraph" style:parent-style-name="Standard">
      <style:text-properties fo:color="#ff0000" style:font-name="Tahoma" fo:font-size="11pt" fo:font-weight="bold" style:font-name-asian="Tahoma" style:font-size-asian="11pt" style:font-weight-asian="bold" style:font-name-complex="Tahoma" style:font-size-complex="11pt" style:font-weight-complex="bold"/>
    </style:style>
    <style:style style:name="P13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1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15" style:family="paragraph" style:parent-style-name="Text_20_body">
      <style:text-properties style:font-name="Times New Roman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font-name="Times New Roman" fo:font-weight="bold" style:font-weight-asian="bold" style:font-weight-complex="bold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8" style:family="paragraph" style:parent-style-name="Title" style:master-page-name="Standard">
      <style:paragraph-properties fo:text-align="center" style:justify-single-word="false" style:page-number="auto"/>
      <style:text-properties style:font-name="Times New Roman"/>
    </style:style>
    <style:style style:name="P19" style:family="paragraph" style:parent-style-name="Heading_20_1">
      <style:text-properties style:font-name="Times New Roman"/>
    </style:style>
    <style:style style:name="P20" style:family="paragraph" style:parent-style-name="Heading_20_1">
      <style:paragraph-properties fo:margin-left="0cm" fo:margin-right="0cm" fo:text-indent="0cm" style:auto-text-indent="false"/>
      <style:text-properties style:font-name="Times New Roman"/>
    </style:style>
    <style:style style:name="P21" style:family="paragraph" style:parent-style-name="Heading_20_2">
      <style:text-properties style:font-name="Times New Roman"/>
    </style:style>
    <style:style style:name="P22" style:family="paragraph" style:parent-style-name="Heading_20_2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23" style:family="paragraph" style:parent-style-name="Text_20_body" style:list-style-name="WW8Num7"/>
    <style:style style:name="P24" style:family="paragraph" style:parent-style-name="Text_20_body" style:list-style-name="WW8Num7">
      <style:paragraph-properties fo:margin-left="0cm" fo:margin-right="0cm" fo:text-indent="0cm" style:auto-text-indent="false"/>
      <style:text-properties style:font-name="Times New Roman"/>
    </style:style>
    <style:style style:name="P25" style:family="paragraph" style:parent-style-name="Text_20_body" style:list-style-name="WW8Num7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26" style:family="paragraph" style:parent-style-name="Text_20_body" style:list-style-name="WW8Num7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27" style:family="paragraph" style:parent-style-name="Text_20_body" style:list-style-name="WW8Num7">
      <style:paragraph-properties fo:margin-left="0cm" fo:margin-right="0cm" fo:text-indent="0cm" style:auto-text-indent="false"/>
    </style:style>
    <style:style style:name="P28" style:family="paragraph" style:parent-style-name="Text_20_body" style:list-style-name="WW8Num7">
      <style:paragraph-properties fo:margin-left="0cm" fo:margin-right="0cm" fo:text-indent="0cm" style:auto-text-indent="false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P29" style:family="paragraph" style:parent-style-name="Text_20_body" style:list-style-name="WW8Num7">
      <style:paragraph-properties fo:margin-left="2.487cm" fo:margin-right="0cm" fo:text-indent="0cm" style:auto-text-indent="false"/>
      <style:text-properties style:font-name="Times New Roman" fo:font-size="10pt" fo:language="pt" fo:country="BR" style:font-size-asian="10pt" style:font-size-complex="10pt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weight="normal" style:font-weight-asian="normal" style:font-weight-complex="normal"/>
    </style:style>
    <style:style style:name="T5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6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7" style:family="text">
      <style:text-properties style:font-name="Times New Roman" fo:font-size="10pt" style:font-size-asian="10pt" style:font-size-complex="10pt"/>
    </style:style>
    <style:style style:name="T8" style:family="text">
      <style:text-properties style:font-name="Times New Roman" fo:font-size="10pt" fo:language="pt" fo:country="BR" style:font-size-asian="10pt" style:font-size-complex="10pt"/>
    </style:style>
    <style:style style:name="T9" style:family="text">
      <style:text-properties style:font-name="Times New Roman" style:font-name-asian="OpenSymbol" style:font-size-asian="8.75pt" style:font-name-complex="OpenSymbol"/>
    </style:style>
    <style:style style:name="T10" style:family="text">
      <style:text-properties fo:language="pt" fo:country="BR"/>
    </style:style>
    <style:style style:name="T11" style:family="text"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12" style:family="text">
      <style:text-properties style:use-window-font-color="true" style:font-name="Times New Roman" fo:font-size="10pt" fo:language="pt" fo:country="BR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3" style:family="text">
      <style:text-properties style:use-window-font-color="true" style:font-name="Times New Roman" fo:font-size="10pt" fo:language="pt" fo:country="BR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4" style:family="text">
      <style:text-properties style:use-window-font-color="true" fo:font-size="10pt" fo:language="pt" fo:country="BR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style:font-name-asian="OpenSymbol" style:font-name-complex="OpenSymbol"/>
    </style:style>
    <style:style style:name="T17" style:family="text">
      <style:text-properties fo:color="#ff0000" fo:font-size="11pt" style:font-size-asian="11pt" style:font-size-complex="11pt"/>
    </style:style>
    <style:style style:name="T18" style:family="text">
      <style:text-properties fo:color="#000000" fo:font-size="10pt" style:font-name-asian="OpenSymbol" style:font-size-asian="10pt" style:font-name-complex="OpenSymbol" style:font-size-complex="10pt"/>
    </style:style>
    <style:style style:name="T19" style:family="text">
      <style:text-properties fo:color="#000000" fo:font-size="10pt" style:font-name-asian="Verdana" style:font-size-asian="10pt" style:font-name-complex="Verdana" style:font-size-complex="10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Memória Virtual<text:line-break/>Caso de Uso: Editar Autor</text:p>
      <text:h text:style-name="P19" text:outline-level="1">Breve Descrição</text:h>
      <text:p text:style-name="P15">Este caso de uso permite ao catalogador editar dados relacionados à autoria.</text:p>
      <text:h text:style-name="P19" text:outline-level="1">Breve Descrição dos Atores</text:h>
      <text:h text:style-name="Heading_20_2" text:outline-level="2" text:is-list-header="true"><text:span text:style-name="T3">Catalogador: </text:span><text:span text:style-name="T4">C</text:span><text:span text:style-name="T6">adastra, exclui e altera os dados de qualquer <text:s/>autor.</text:span></text:h>
      <text:h text:style-name="P19" text:outline-level="1">Pré-condições</text:h>
      <text:p text:style-name="P15">O usuário estar logado no sistema.</text:p>
      <text:h text:style-name="P19" text:outline-level="1">Fluxo Básico de eventos</text:h>
      <text:list xml:id="list41524831" text:style-name="WW8Num7">
        <text:list-header>
          <text:p text:style-name="P24"><text:s/><text:tab/>1. O Catalogador seleciona a opção “Editar Autoria”. O sistema exibe uma tela com os seguintes campos para edição dos dados:</text:p>
          <text:list>
            <text:list-item>
              <text:list>
                <text:list-item>
                  <text:list>
                    <text:list-header>
                      <text:p text:style-name="P29">- campo para inserir “Nome do Autor” para buscar o autor que se deseja editar. Esse campo deve ser auto completável, ou seja, de acordo com a informação que está sendo inserida pelo usuário ele cria e exibe uma lista, (abaixo do campo onde o nome está sendo inserido) com os possíveis nomes que estão sendo pesquisados (A busca pode ser feita por Nome, Sobrenome ou Pseudônimo). A lista apresentada deve estar em ordem alfabética. Assim, o usuário tem a opção de terminar de escrever o nome desejado ou o selecionar na lista que foi apresentada; </text:p>
                    </text:list-header>
                  </text:list>
                </text:list-item>
              </text:list>
            </text:list-item>
          </text:list>
          <text:p text:style-name="P23"><text:span text:style-name="T3">- campo “Sobrenome”, </text:span><text:span text:style-name="T8">editável. O campo aparece preenchido pelo Sobrenome atual registrado no sistema;</text:span></text:p>
          <text:p text:style-name="P23"><text:span text:style-name="T3">- campo “Nome”, </text:span><text:span text:style-name="T8">editável. O campo aparece preenchido pelo Nome atual registrado no sistema;</text:span></text:p>
          <text:p text:style-name="P23"><text:span text:style-name="T3">- campo “Pseudônimo ou Codinome”, </text:span><text:span text:style-name="T8">editável. O campo aparece preenchido pelo Codinome atual registrado no sistema;</text:span></text:p>
          <text:p text:style-name="P23"><text:span text:style-name="T3">- campo “Função ou Atividade”.A função ou Atividade deve ser selecionada de uma lista em ordem alfabética, de acordo com as especificações na seção 1, e um campo editável caso a função/atividade que o usuário deseja cadastrar não esteja listada e este selecionar a opção “Outras”.</text:span><text:span text:style-name="T8">editável. O campo aparece com a Função atual registrada no sistema;</text:span></text:p>
          <text:p text:style-name="P23"><text:span text:style-name="T3">- campo “Data de Nascimento”, </text:span><text:span text:style-name="T8">editável. O campo aparece preenchido pela data de nascimento atual registrada no sistema;</text:span><text:span text:style-name="T3"> <text:s text:c="6"/></text:span></text:p>
          <text:p text:style-name="P23"><text:span text:style-name="T3">- campo “Data de Óbito”, </text:span><text:span text:style-name="T8">editável. O campo aparece preenchido pela data de óbito atual registrada no sistema;</text:span><text:span text:style-name="T3"> 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25"><text:s text:c="2"/><text:tab/><text:tab/><text:span text:style-name="T2">- opção “Salvar” alterações nos dados;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p text:style-name="P26"><text:s/><text:tab/><text:tab/>- opção “Voltar”;</text:p>
                </text:list-item>
              </text:list>
            </text:list-item>
          </text:list>
          <text:p text:style-name="P23"><text:span text:style-name="T8">- opção “Cancelar” para deixar a opção “Editar Autoria” sem alterar nenhum dado;</text:span><text:span text:style-name="T7"> <text:s/></text:span><text:span text:style-name="T3"><text:s/></text:span></text:p>
          <text:list>
            <text:list-header>
              <text:p text:style-name="P27"><text:span text:style-name="T3"><text:s/><text:tab/>2.<text:tab/></text:span><text:span text:style-name="T11">O <text:s/>Catalogador seleciona o(s) campos referentes aos dado(s) que deseja alterar <text:tab/><text:tab/>e informa os novos dados que deseja;</text:span></text:p>
              <text:p text:style-name="P28"><text:s/><text:tab/>3. <text:tab/>Após as alterações desejadas, o Catalogador seleciona a opção Salvar para <text:tab/><text:tab/>registrar as mudanças no sistema.</text:p>
              <text:p text:style-name="P28"><text:soft-page-break/><text:s/><text:tab/>4.<text:tab/>O sistema exibe a mensagem “Alterações realizadas com sucesso” e redireciona para a <text:tab/><text:tab/>página principal do sistema;</text:p>
              <text:p text:style-name="P28"><text:s/><text:tab/>5.<text:tab/>O caso de uso termina;</text:p>
            </text:list-header>
          </text:list>
        </text:list-header>
      </text:list>
      <text:h text:style-name="P19" text:outline-level="1">Fluxos Alternativos</text:h>
      <text:p text:style-name="P4"/>
      <text:p text:style-name="Standard"><text:span text:style-name="T3"><text:tab/></text:span><text:span text:style-name="T5">Fluxo Alternativo 1</text:span></text:p>
      <text:h text:style-name="P21" text:outline-level="2" text:is-list-header="true"><text:s/><text:span text:style-name="T14">Se a qualquer momento o usuário selecionar a opção “Cancelar” o caso de uso termina.</text:span></text:h>
      <text:p text:style-name="P7"/>
      <text:p text:style-name="Standard"><text:span text:style-name="T12"><text:tab/></text:span><text:span text:style-name="T13">Fluxo Alternativo 2</text:span></text:p>
      <text:p text:style-name="P8"/>
      <text:p text:style-name="P7"><text:tab/>Se no passo 3 do fluxo básico o usuário tiver selecionado a opção 'Outras' em Tipo de Autoria <text:tab/>ou Função ou atividade e clicar em 'Salvar' sem especificar qual o tipo de autoria ou Função</text:p>
      <text:p text:style-name="P7"/>
      <text:p text:style-name="P7"><text:tab/>1. O sistema exibe mensagem 'Autoria/Função não especificada'.</text:p>
      <text:p text:style-name="P7"><text:tab/>2. O sistema retorna ao passo 1 do fluxo básico.</text:p>
      <text:h text:style-name="P19" text:outline-level="1">Pós-condições</text:h>
      <text:h text:style-name="P22" text:outline-level="2" text:is-list-header="true">Fluxo Básico: Os dados de autoria foram alterados.</text:h>
      <text:p text:style-name="P5"><text:tab/>Fluxo Alternativo <text:s/>1: <text:s/><text:span text:style-name="T10">Não ocorre alteração na base de dados do sistema.</text:span></text:p>
      <text:p text:style-name="P5"><text:span text:style-name="T4"><text:tab/>Fluxo Alternativo <text:s/>2: <text:s/></text:span>Não ocorre alteração na base de dados do sistema.</text:p>
      <text:h text:style-name="P20" text:outline-level="1" text:is-list-header="true"/>
      <text:p text:style-name="P16">Seção 1</text:p>
      <text:p text:style-name="P17"/>
      <text:p text:style-name="P11"><text:span text:style-name="T4">FUNÇÃO OU ATIVIDADE :</text:span><text:span text:style-name="T15"> </text:span><text:span text:style-name="T17"><text:s/></text:span></text:p>
      <text:p text:style-name="P12"/>
      <text:p text:style-name="P10"><text:span text:style-name="T9">- </text:span><text:span text:style-name="T3">Adaptador</text:span></text:p>
      <text:p text:style-name="P9"><text:span text:style-name="T16">- </text:span>Arquiteto</text:p>
      <text:p text:style-name="P9"><text:span text:style-name="T16">- </text:span>Arranjador</text:p>
      <text:p text:style-name="P9"><text:span text:style-name="T16">- </text:span>Classificador</text:p>
      <text:p text:style-name="P9"><text:span text:style-name="T16">- </text:span>Comentador</text:p>
      <text:p text:style-name="P9"><text:span text:style-name="T16">- </text:span>Compilador</text:p>
      <text:p text:style-name="P9"><text:span text:style-name="T16">- </text:span>Cozinheiro</text:p>
      <text:p text:style-name="P9"><text:span text:style-name="T16">- </text:span>Desenhista</text:p>
      <text:p text:style-name="P9"><text:span text:style-name="T16">- </text:span>Engenheiro</text:p>
      <text:p text:style-name="P9"><text:span text:style-name="T16">- </text:span>Escritor</text:p>
      <text:p text:style-name="P9"><text:span text:style-name="T16">- </text:span>Escultor</text:p>
      <text:p text:style-name="P9"><text:span text:style-name="T16">- </text:span>Financiador</text:p>
      <text:p text:style-name="P9"><text:span text:style-name="T16">- </text:span>Fotógrafo</text:p>
      <text:p text:style-name="P9"><text:span text:style-name="T16">- </text:span>Horticultor</text:p>
      <text:p text:style-name="P9"><text:span text:style-name="T16">- </text:span>Ilustrador</text:p>
      <text:p text:style-name="P9"><text:span text:style-name="T16">- </text:span>Intérprete (Para Som)</text:p>
      <text:p text:style-name="P9"><text:span text:style-name="T16">- </text:span>Jardineiro</text:p>
      <text:p text:style-name="P9"><text:span text:style-name="T16">- </text:span>Pintor</text:p>
      <text:p text:style-name="P9"><text:span text:style-name="T16">- </text:span>Relator</text:p>
      <text:p text:style-name="P9"><text:span text:style-name="T16">- </text:span>Relator</text:p>
      <text:p text:style-name="P9"><text:span text:style-name="T16">- </text:span>Revisor</text:p>
      <text:p text:style-name="P9"><text:span text:style-name="T16">- </text:span>Roteirista</text:p>
      <text:p text:style-name="P6"><text:span text:style-name="T18">- </text:span><text:span text:style-name="T19">Outras (especificar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3" svg:font-family="Tahoma"/>
    <style:font-face style:name="Tahoma" svg:font-family="Tahoma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1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852cm" style:rel-column-width="7855*"/>
    </style:style>
    <style:style style:name="Tabela2.B" style:family="table-column">
      <style:table-column-properties style:column-width="10.566cm" style:rel-column-width="44812*"/>
    </style:style>
    <style:style style:name="Tabela2.C" style:family="table-column">
      <style:table-column-properties style:column-width="3.034cm" style:rel-column-width="12868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1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020</text:p>
            </table:table-cell>
            <table:table-cell table:style-name="Tabela2.C1" office:value-type="string">
              <text:p text:style-name="MP3">Versão do documento: 2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&lt;02/05/2012&gt;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2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2</text:page-number></text:span></text:span><text:span text:style-name="Page_20_Number"><text:span text:style-name="MT1"> de </text:span></text:span><text:span text:style-name="Page_20_Number"><text:span text:style-name="MT2"><text:page-count style:num-format="1">2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6-10T16:16:04.93</meta:creation-date>
    <meta:editing-cycles>43</meta:editing-cycles>
    <meta:editing-duration>PT4H14M55S</meta:editing-duration>
    <meta:generator>BrOffice/3.3$Win32 LibreOffice_project/330m19$Build-301</meta:generator>
    <dc:date>2012-05-02T21:39:58.25</dc:date>
    <meta:document-statistic meta:table-count="2" meta:image-count="1" meta:object-count="0" meta:page-count="2" meta:paragraph-count="66" meta:word-count="591" meta:character-count="3494"/>
  </office:meta>
</office:document-meta>
</file>